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svg:stroke-width="0.03cm" svg:stroke-color="#000000" draw:marker-start-width="0.34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width="0.05cm" svg:stroke-color="#000000" draw:marker-start-width="0.35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2cm" svg:y1="1.8cm" svg:x2="12.7cm" svg:y2="1.8cm">
          <text:p/>
        </draw:line>
        <draw:line draw:style-name="gr1" draw:text-style-name="P1" draw:layer="layout" svg:x1="4.2cm" svg:y1="6.8cm" svg:x2="12.7cm" svg:y2="6.8cm">
          <text:p/>
        </draw:line>
        <draw:line draw:style-name="gr1" draw:text-style-name="P1" draw:layer="layout" svg:x1="14cm" svg:y1="3.3cm" svg:x2="22.5cm" svg:y2="3.3cm">
          <text:p/>
        </draw:line>
        <draw:line draw:style-name="gr1" draw:text-style-name="P1" draw:layer="layout" svg:x1="14cm" svg:y1="5.3cm" svg:x2="22.5cm" svg:y2="5.3cm">
          <text:p/>
        </draw:line>
        <draw:line draw:style-name="gr2" draw:text-style-name="P1" draw:layer="layout" svg:x1="6.7cm" svg:y1="1.8cm" svg:x2="6.7cm" svg:y2="6.8cm">
          <text:p/>
        </draw:line>
        <draw:line draw:style-name="gr2" draw:text-style-name="P1" draw:layer="layout" svg:x1="8.2cm" svg:y1="1.8cm" svg:x2="8.2cm" svg:y2="6.8cm">
          <text:p/>
        </draw:line>
        <draw:line draw:style-name="gr2" draw:text-style-name="P1" draw:layer="layout" svg:x1="14.9cm" svg:y1="3.3cm" svg:x2="14.9cm" svg:y2="5.3cm">
          <text:p/>
        </draw:line>
        <draw:line draw:style-name="gr2" draw:text-style-name="P1" draw:layer="layout" svg:x1="18.85cm" svg:y1="3.3cm" svg:x2="18.85cm" svg:y2="5.3cm">
          <text:p/>
        </draw:line>
        <draw:line draw:style-name="gr1" draw:text-style-name="P1" draw:layer="layout" svg:x1="12.7cm" svg:y1="1.8cm" svg:x2="14cm" svg:y2="3.3cm">
          <text:p/>
        </draw:line>
        <draw:line draw:style-name="gr1" draw:text-style-name="P1" draw:layer="layout" svg:x1="12.7cm" svg:y1="6.8cm" svg:x2="14cm" svg:y2="5.3cm">
          <text:p/>
        </draw:line>
        <draw:g draw:style-name="gr3">
          <svg:title>TexMaths</svg:title>
          <svg:desc>16§latex§$\mathrm{d}x_{1}$§svg§600§TRUE§</svg:desc>
          <draw:g draw:style-name="gr4">
            <draw:path draw:style-name="gr5" draw:text-style-name="P2" draw:layer="layout" svg:width="0.275cm" svg:height="0.393cm" svg:x="7.097cm" svg:y="1.226cm" svg:viewBox="0 0 276 394" svg:d="M193 357c0 12 0 25 0 37 28-2 55-4 83-7 0-5 0-10 0-15-38 0-43-5-43-32 0-114 0-227 0-340-27 2-54 4-81 6 0 6 0 12 0 18 40 0 44 3 44 30 0 41 0 81 0 121-17-20-41-35-72-35-65 0-124 56-124 128s54 126 118 126c37 0 62-19 75-37zM193 207c0 39 0 77 0 115 0 10 0 11-5 21-17 27-43 40-67 40-25 0-44-16-59-37-14-22-16-54-16-78 0-21 2-54 18-78 11-18 33-37 64-37 19 0 43 8 60 34 5 9 5 11 5 20z">
              <text:p/>
            </draw:path>
            <draw:path draw:style-name="gr5" draw:text-style-name="P2" draw:layer="layout" svg:width="0.278cm" svg:height="0.253cm" svg:x="7.405cm" svg:y="1.366cm" svg:viewBox="0 0 279 254" svg:d="M171 78c3-14 17-65 56-65 3 0 16 0 28 8-16 1-27 16-27 30 0 8 7 19 21 19 13 0 30-9 30-32 0-30-33-38-52-38-32 0-51 30-58 43-14-37-45-43-60-43-60 0-91 73-91 86 0 6 4 4 6 6 5 0 6-1 8-6 19-59 56-73 75-73 11 0 30 5 30 38 0 16-9 54-30 132-10 35-29 59-53 59-3 0-17 0-28-8 14-3 27-14 27-30 0-14-13-19-21-19-18 0-32 14-32 32 0 25 29 37 53 37 36 0 57-39 59-42 6 21 27 42 60 42 58 0 90-72 90-87 0-4-5-4-7-4-4 0-6 1-8 6-17 59-55 73-73 73-22 0-32-19-32-38 0-11 5-24 10-48 6-26 12-52 19-78z">
              <text:p/>
            </draw:path>
            <draw:path draw:style-name="gr5" draw:text-style-name="P2" draw:layer="layout" svg:width="0.141cm" svg:height="0.259cm" svg:x="7.753cm" svg:y="1.438cm" svg:viewBox="0 0 142 260" svg:d="M88 11c0-11 0-11-11-11-26 24-61 26-77 26 0 4 0 9 0 14 8 0 35 0 56-11 0 66 0 133 0 199 0 13 0 18-38 18-6 0-11 0-16 0 0 4 0 9 0 14 8 0 55-2 70-2 13 0 62 2 70 2 0-5 0-10 0-14-5 0-10 0-14 0-40 0-40-5-40-18 0-72 0-145 0-217z">
              <text:p/>
            </draw:path>
          </draw:g>
        </draw:g>
        <draw:g draw:style-name="gr3">
          <svg:title>TexMaths</svg:title>
          <svg:desc>16§latex§$\mathrm{d}x_{2}$§svg§600§TRUE§</svg:desc>
          <draw:g draw:style-name="gr4">
            <draw:path draw:style-name="gr5" draw:text-style-name="P2" draw:layer="layout" svg:width="0.275cm" svg:height="0.393cm" svg:x="16.498cm" svg:y="2.719cm" svg:viewBox="0 0 276 394" svg:d="M195 357c0 13 0 25 0 37 27-2 54-4 81-6 0-6 0-12 0-18-38 0-43-3-43-30 0-114 0-227 0-340-27 2-54 4-81 6 0 6 0 12 0 18 40 0 44 3 44 32 0 40 0 80 0 119-17-19-41-35-71-35-66 0-125 56-125 128 0 70 56 126 120 126 35 0 60-19 75-37zM195 207c0 39 0 77 0 115 0 10 0 11-7 21-17 27-43 38-67 38s-44-14-57-35c-16-22-18-54-18-78 0-21 2-54 18-78 13-18 33-37 64-37 19 0 43 8 60 34 7 9 7 11 7 20z">
              <text:p/>
            </draw:path>
            <draw:path draw:style-name="gr5" draw:text-style-name="P2" draw:layer="layout" svg:width="0.278cm" svg:height="0.253cm" svg:x="16.806cm" svg:y="2.859cm" svg:viewBox="0 0 279 254" svg:d="M171 78c5-14 17-65 56-65 3 0 16 0 28 8-16 1-27 16-27 30 0 8 7 19 21 19 13 0 30-9 30-32 0-30-33-38-52-38-32 0-51 30-58 43-14-37-44-43-60-43-60 0-91 73-91 86 0 7 4 4 6 7 5 0 6-2 8-7 19-59 56-73 75-73 11 0 30 5 30 38 0 16-9 54-30 132-10 36-29 58-53 58-3 0-16 0-28-7 14-3 27-14 27-30s-13-19-21-19c-18 0-32 14-32 32 0 25 29 37 53 37 38 0 57-39 59-42 6 19 27 42 60 42 58 0 90-72 90-87 0-4-5-4-7-4-4 0-6 1-8 6-17 59-55 72-73 72-22 0-30-18-30-37 0-11 3-24 8-49 6-26 12-51 19-77z">
              <text:p/>
            </draw:path>
            <draw:path draw:style-name="gr5" draw:text-style-name="P2" draw:layer="layout" svg:width="0.173cm" svg:height="0.259cm" svg:x="17.135cm" svg:y="2.931cm" svg:viewBox="0 0 174 260" svg:d="M174 188c-5 0-10 0-14 0 0 10-5 32-10 37-3 1-33 1-38 1-24 0-48 0-72 0 40-36 54-47 78-65 29-24 56-48 56-84 0-48-41-77-93-77-47 0-81 33-81 70 0 19 18 23 21 23 9 0 21-8 21-21 0-8-2-21-23-21 11-29 38-37 58-37 38 0 59 31 59 63 0 33-24 60-37 75-31 30-63 61-94 92-5 3-5 5-5 16 54 0 108 0 161 0 5-24 9-48 13-72z">
              <text:p/>
            </draw:path>
          </draw:g>
        </draw:g>
        <draw:g draw:style-name="gr3">
          <svg:title>TexMaths</svg:title>
          <svg:desc>16§latex§$A_{1}$§svg§600§TRUE§</svg:desc>
          <draw:g draw:style-name="gr4">
            <draw:path draw:style-name="gr5" draw:text-style-name="P2" draw:layer="layout" svg:width="0.384cm" svg:height="0.4cm" svg:x="5.897cm" svg:y="4.019cm" svg:viewBox="0 0 385 401" svg:d="M81 337c-22 36-44 44-68 46-8 2-13 2-13 11 0 3 3 7 8 7 14 0 32-2 48-2 17 0 38 2 56 2 3 0 11 0 11-10 0-6-6-8-10-8-12 0-25-5-25-19 0-7 3-13 6-21 15-24 29-48 43-72 47 0 94 0 141 0 1 13 9 88 9 94 0 16-30 18-41 18-8 0-13 0-13 11 0 7 7 7 8 7 23 0 46-2 70-2 13 0 50 2 63 2 3 0 11 0 11-12 0-6-7-6-13-6-35 0-35-3-37-19-11-117-23-233-35-350 0-11 0-14-9-14-10 0-12 5-15 10-65 109-130 218-195 327zM149 254c36-61 73-123 110-184 6 61 11 123 17 184-42 0-85 0-127 0z">
              <text:p/>
            </draw:path>
            <draw:path draw:style-name="gr5" draw:text-style-name="P2" draw:layer="layout" svg:width="0.141cm" svg:height="0.259cm" svg:x="6.341cm" svg:y="4.244cm" svg:viewBox="0 0 142 260" svg:d="M88 11c0-11-2-11-11-11-26 24-61 26-77 26 0 4 0 8 0 12 8 0 35 0 56-9 0 66 0 133 0 199 0 13 0 18-38 18-6 0-11 0-16 0 0 5 0 9 0 14 8 0 55-1 70-1 13 0 61 1 70 1 0-5 0-9 0-14-5 0-11 0-16 0-38 0-38-5-38-18 0-72 0-144 0-217z">
              <text:p/>
            </draw:path>
          </draw:g>
        </draw:g>
        <draw:g draw:style-name="gr3">
          <svg:title>TexMaths</svg:title>
          <svg:desc>16§latex§$A_{2}$§svg§600§TRUE§</svg:desc>
          <draw:g draw:style-name="gr4">
            <draw:path draw:style-name="gr5" draw:text-style-name="P2" draw:layer="layout" svg:width="0.383cm" svg:height="0.4cm" svg:x="14.197cm" svg:y="4.021cm" svg:viewBox="0 0 384 401" svg:d="M81 337c-22 36-44 44-68 46-8 2-13 2-13 11 0 3 3 7 8 7 14 0 32-2 48-2 17 0 38 2 56 2 3 0 11 0 11-10 0-6-7-8-10-8-13 0-25-5-25-19 0-7 3-13 6-21 14-24 29-48 43-72 47 0 94 0 141 0 1 13 9 88 9 94 0 16-30 18-41 18-7 0-13 0-13 11 0 7 6 7 8 7 22 0 46-2 70-2 14 0 49 2 62 2 3 0 11 0 11-12 0-6-6-6-12-6-35 0-35-3-37-19-12-117-23-233-35-350 0-11 0-14-10-14-9 0-11 5-14 10-65 109-130 218-195 327zM148 254c37-61 74-123 110-184 6 61 12 123 18 184-43 0-85 0-128 0z">
              <text:p/>
            </draw:path>
            <draw:path draw:style-name="gr5" draw:text-style-name="P2" draw:layer="layout" svg:width="0.173cm" svg:height="0.259cm" svg:x="14.621cm" svg:y="4.246cm" svg:viewBox="0 0 174 260" svg:d="M174 188c-5 0-10 0-15 0 0 10-4 32-9 35-3 4-34 4-38 4-24 0-48 0-72 0 40-37 54-48 78-66 29-24 56-48 56-84 0-48-42-77-93-77-48 0-81 34-81 70 0 19 18 23 21 23 9 0 20-8 20-21 0-8-1-21-22-21 11-29 38-37 58-37 38 0 59 31 59 63 0 33-24 60-37 75-31 30-63 61-94 92-5 3-5 5-5 16 54 0 107 0 161 0 4-24 9-48 13-72z">
              <text:p/>
            </draw:path>
          </draw:g>
        </draw:g>
        <draw:g draw:style-name="gr3">
          <svg:title>TexMaths</svg:title>
          <svg:desc>16§latex§$\mathrm{d}m_{1}$§svg§600§TRUE§</svg:desc>
          <draw:g draw:style-name="gr4">
            <draw:path draw:style-name="gr5" draw:text-style-name="P2" draw:layer="layout" svg:width="0.275cm" svg:height="0.393cm" svg:x="7.098cm" svg:y="6.227cm" svg:viewBox="0 0 276 394" svg:d="M195 357c0 13 0 25 0 37 27-2 54-4 81-6 0-6 0-12 0-18-38 0-43-3-43-30 0-114 0-227 0-340-27 2-54 4-81 6 0 6 0 12 0 18 40 0 44 3 44 32 0 40 0 80 0 119-16-19-41-35-70-35-67 0-126 56-126 128 0 70 56 126 120 126 35 0 60-19 75-37zM195 207c0 39 0 77 0 115 0 10 0 11-7 21-17 27-43 38-67 38s-44-14-57-35c-16-22-18-54-18-78 0-21 2-54 18-78 13-18 33-37 64-37 19 0 43 8 60 34 7 9 7 11 7 20z">
              <text:p/>
            </draw:path>
            <draw:path draw:style-name="gr5" draw:text-style-name="P2" draw:layer="layout" svg:width="0.459cm" svg:height="0.253cm" svg:x="7.406cm" svg:y="6.367cm" svg:viewBox="0 0 460 254" svg:d="M34 215c-2 8-5 21-5 24 0 10 8 15 16 15 6 0 17-5 20-16 2 0 8-27 12-42 4-16 8-33 12-49 4-13 7-26 10-39 2-9 6-25 6-27 8-17 39-68 91-68 26 0 31 20 31 40 0 12-3 28-8 46-6 21-11 42-16 64-4 14-8 28-11 43-2 11-7 30-7 33 0 10 8 15 16 15 18 0 21-15 26-32 8-31 29-114 33-134 2-8 31-75 93-75 24 0 30 19 30 40 0 32-24 95-35 124-5 14-8 19-8 30 0 27 21 47 47 47 52 0 73-82 73-87 0-4-5-4-6-4-7 0-7 1-8 9-10 31-28 69-58 69-9 0-14-5-14-18 0-14 5-27 11-40 9-28 33-90 33-122 0-37-21-61-63-61-43 0-72 26-93 54 0-6-2-25-18-38-14-13-32-16-46-16-49 0-77 37-86 49-3-31-27-49-53-49-25 0-35 22-41 32-10 21-18 53-18 54 0 7 6 7 8 7 5 0 6 0 10-13 9-40 20-67 39-67 10 0 18 5 18 25 0 13-2 18-8 48-11 43-22 86-33 129z">
              <text:p/>
            </draw:path>
            <draw:path draw:style-name="gr5" draw:text-style-name="P2" draw:layer="layout" svg:width="0.143cm" svg:height="0.259cm" svg:x="7.925cm" svg:y="6.439cm" svg:viewBox="0 0 144 260" svg:d="M89 11c0-11-1-11-11-11-25 24-62 26-78 26 0 4 0 9 0 14 10 0 35 0 57-11 0 66 0 133 0 199 0 13 0 18-39 18-5 0-10 0-15 0 0 4 0 9 0 14 7 0 56-2 70-2 12 0 61 2 71 2 0-5 0-10 0-14-6 0-11 0-16 0-39 0-39-5-39-18 0-72 0-145 0-217z">
              <text:p/>
            </draw:path>
          </draw:g>
        </draw:g>
        <draw:g draw:style-name="gr3">
          <svg:title>TexMaths</svg:title>
          <svg:desc>16§latex§$\mathrm{d}m_{2}$§svg§600§TRUE§</svg:desc>
          <draw:g draw:style-name="gr4">
            <draw:path draw:style-name="gr5" draw:text-style-name="P2" draw:layer="layout" svg:width="0.275cm" svg:height="0.393cm" svg:x="17.75cm" svg:y="3.45cm" svg:viewBox="0 0 276 394" svg:d="M195 357c0 13 0 25 0 37 27-2 54-4 81-6 0-6 0-12 0-18-38 0-43-3-43-30 0-114 0-227 0-340-27 2-54 4-81 6 0 6 0 12 0 18 40 0 44 3 44 32 0 40 0 80 0 119-15-19-41-35-70-35-67 0-126 56-126 128 0 70 56 126 120 126 35 0 61-19 75-37zM195 207c0 39 0 77 0 115 0 10 0 11-6 21-18 27-42 38-68 38-24 0-44-14-57-35-16-22-18-54-18-78 0-21 2-54 18-78 13-18 33-37 64-37 19 0 43 8 61 34 6 9 6 11 6 20z">
              <text:p/>
            </draw:path>
            <draw:path draw:style-name="gr5" draw:text-style-name="P2" draw:layer="layout" svg:width="0.457cm" svg:height="0.253cm" svg:x="18.06cm" svg:y="3.59cm" svg:viewBox="0 0 458 254" svg:d="M32 215c-2 8-5 21-5 24 0 10 8 15 16 15 7 0 18-5 21-16 1 0 8-27 11-42 4-16 9-33 13-49 3-13 6-26 9-39 2-9 7-25 7-27 8-17 38-68 91-68 25 0 30 20 30 40 0 12-3 28-8 46-5 21-10 42-16 64-3 14-7 28-11 43-1 11-6 30-6 33 0 10 8 15 16 15 17 0 20-15 25-32 8-31 29-114 34-134 1-8 30-75 92-75 24 0 31 19 31 40 0 32-24 95-35 124-5 14-8 19-8 30 0 27 20 47 46 47 53 0 73-82 73-87 0-4-4-4-6-4-6 0-6 1-8 9-9 31-27 69-57 69-10 0-15-5-15-18 0-14 7-27 11-40 10-28 34-90 34-122 0-37-22-61-64-61s-70 26-91 54c-2-6-3-25-19-38-13-13-32-16-47-16-49 0-76 37-86 49-3-31-27-49-52-49-26 0-36 22-42 32-10 21-16 53-16 54 0 7 5 7 6 7 5 0 7 0 10-13 10-40 21-67 40-67 9 0 17 5 17 25 0 13-1 18-8 48-11 43-22 86-33 129z">
              <text:p/>
            </draw:path>
            <draw:path draw:style-name="gr5" draw:text-style-name="P2" draw:layer="layout" svg:width="0.173cm" svg:height="0.259cm" svg:x="18.56cm" svg:y="3.662cm" svg:viewBox="0 0 174 260" svg:d="M174 188c-5 0-9 0-14 0 0 10-5 32-10 37-3 1-33 1-38 1-25 0-49 0-74 0 42-36 56-47 80-65 29-24 56-48 56-84 0-48-41-77-93-77-47 0-81 33-81 70 0 19 18 23 21 23 9 0 21-8 21-21 0-8-4-21-23-21 11-29 39-37 58-37 38 0 59 31 59 63 0 33-24 60-37 75-31 30-63 61-94 92-5 3-5 5-5 16 54 0 108 0 161 0 5-24 9-48 13-72z">
              <text:p/>
            </draw:path>
          </draw:g>
        </draw:g>
        <draw:g draw:style-name="gr3">
          <draw:line draw:style-name="gr6" draw:text-style-name="P1" draw:layer="layout" svg:x1="14.953cm" svg:y1="4.101cm" svg:x2="17.645cm" svg:y2="4.101cm">
            <text:p/>
          </draw:line>
          <draw:line draw:style-name="gr6" draw:text-style-name="P1" draw:layer="layout" svg:x1="14.946cm" svg:y1="4.401cm" svg:x2="17.638cm" svg:y2="4.401cm">
            <text:p/>
          </draw:line>
          <draw:line draw:style-name="gr6" draw:text-style-name="P1" draw:layer="layout" svg:x1="14.939cm" svg:y1="4.701cm" svg:x2="17.631cm" svg:y2="4.701cm">
            <text:p/>
          </draw:line>
          <draw:line draw:style-name="gr6" draw:text-style-name="P1" draw:layer="layout" svg:x1="14.932cm" svg:y1="5.001cm" svg:x2="17.624cm" svg:y2="5.001cm">
            <text:p/>
          </draw:line>
          <draw:g draw:style-name="gr3">
            <svg:title>TexMaths</svg:title>
            <svg:desc>16§latex§$\vec{v}(\vec{r}'),\,p_{s}(\vec{r}')$§svg§600§TRUE§</svg:desc>
            <draw:g draw:style-name="gr4">
              <draw:path draw:style-name="gr5" draw:text-style-name="P2" draw:layer="layout" svg:width="0.248cm" svg:height="0.111cm" svg:x="15.666cm" svg:y="1.596cm" svg:viewBox="0 0 249 112" svg:d="M200 67c-8 6-26 22-26 34 0 4 5 11 11 11 5 0 8-5 10-8 6-8 21-24 45-37 3-2 9-5 9-11s-3-8-8-11c-12-8-19-19-22-32-2-5-3-13-11-13s-11 8-11 13c0 1 3 21 12 32-62 0-125 0-188 0-10 0-21 0-21 11s11 11 21 11c59 0 119 0 179 0z">
                <text:p/>
              </draw:path>
              <draw:path draw:style-name="gr5" draw:text-style-name="P2" draw:layer="layout" svg:width="0.245cm" svg:height="0.251cm" svg:x="15.602cm" svg:y="1.75cm" svg:viewBox="0 0 246 252" svg:d="M246 38c0-30-14-38-24-38-14 0-27 14-27 26 0 8 3 11 8 17 13 11 19 26 19 46 0 23-33 151-99 151-29 0-41-20-41-48 0-32 14-72 32-119 4-9 6-17 6-28 0-26-18-45-45-45-53 0-75 80-75 85 0 6 4 4 6 6 7 0 7-2 10-10 16-57 40-70 58-70 3 0 12 0 12 18 0 14-4 30-9 40-24 65-32 91-32 115 0 60 49 68 75 68 94 0 126-185 126-214z">
                <text:p/>
              </draw:path>
              <draw:path draw:style-name="gr5" draw:text-style-name="P2" draw:layer="layout" svg:width="0.129cm" svg:height="0.558cm" svg:x="15.935cm" svg:y="1.577cm" svg:viewBox="0 0 130 559" svg:d="M130 553c0-2 0-2-10-12-70-72-88-177-88-262 0-97 21-194 91-265 7-6 7-8 7-9 0-3-2-5-5-5-7 0-56 37-90 109-29 60-35 123-35 170 0 44 6 111 37 175 33 68 81 105 88 105 3 0 5-2 5-6z">
                <text:p/>
              </draw:path>
              <draw:path draw:style-name="gr5" draw:text-style-name="P2" draw:layer="layout" svg:width="0.248cm" svg:height="0.111cm" svg:x="16.181cm" svg:y="1.596cm" svg:viewBox="0 0 249 112" svg:d="M200 67c-8 6-26 22-26 34 0 4 5 11 11 11 5 0 7-5 10-8 6-8 21-24 45-37 3-2 9-5 9-11s-3-8-8-11c-12-8-19-19-22-32-2-5-3-13-11-13s-11 8-11 13c0 1 3 21 12 32-62 0-125 0-188 0-10 0-21 0-21 11s11 11 21 11c59 0 119 0 179 0z">
                <text:p/>
              </draw:path>
              <draw:path draw:style-name="gr5" draw:text-style-name="P2" draw:layer="layout" svg:width="0.228cm" svg:height="0.251cm" svg:x="16.114cm" svg:y="1.75cm" svg:viewBox="0 0 229 252" svg:d="M34 214c-4 8-7 21-7 24 0 10 8 14 18 14 6 0 16-4 21-16 0-1 19-78 22-87 3-20 14-58 18-74 1-6 17-33 32-45 3-4 20-19 44-19 15 0 15 4 23 7-16 3-29 17-29 32 0 7 5 19 21 19 15 0 32-13 32-34 0-19-18-35-47-35-37 0-62 27-72 42-4-24-25-42-51-42-25 0-37 21-41 30-12 20-18 53-18 55 0 6 5 6 6 6 7 0 7 0 10-13 10-40 21-67 42-67 9 0 17 5 17 26 0 13-3 19-9 48-11 43-22 86-32 129z">
                <text:p/>
              </draw:path>
              <draw:path draw:style-name="gr5" draw:text-style-name="P2" draw:layer="layout" svg:width="0.097cm" svg:height="0.202cm" svg:x="16.385cm" svg:y="1.574cm" svg:viewBox="0 0 98 203" svg:d="M94 35c4-8 4-11 4-13 0-12-10-22-23-22-14 0-19 13-22 19-17 57-34 113-51 169-1 3-1 5-2 7 0 5 11 8 14 8 4 0 4 0 7-7 24-53 49-107 73-161z">
                <text:p/>
              </draw:path>
              <draw:path draw:style-name="gr5" draw:text-style-name="P2" draw:layer="layout" svg:width="0.13cm" svg:height="0.558cm" svg:x="16.555cm" svg:y="1.577cm" svg:viewBox="0 0 131 559" svg:d="M131 279c0-44-6-111-37-175-33-69-83-104-88-104-3 0-6 2-6 5 0 1 0 3 11 13 56 55 88 145 88 261 0 96-21 194-91 264-8 8-8 8-8 10 0 3 3 6 6 6 5 0 56-38 90-109 29-62 35-124 35-171z">
                <text:p/>
              </draw:path>
              <draw:path draw:style-name="gr5" draw:text-style-name="P2" draw:layer="layout" svg:width="0.065cm" svg:height="0.167cm" svg:x="16.79cm" svg:y="1.936cm" svg:viewBox="0 0 66 168" svg:d="M66 59c0-37-13-59-36-59-19 0-30 14-30 30 0 15 11 29 30 29 7 0 15-2 20-6 1-2 2-1 3-2 0 3 1 0 1 8 0 42-20 75-38 93-6 6-6 8-6 9 0 3 3 7 4 7 7 0 52-43 52-109z">
                <text:p/>
              </draw:path>
              <draw:path draw:style-name="gr5" draw:text-style-name="P2" draw:layer="layout" svg:width="0.292cm" svg:height="0.354cm" svg:x="17.068cm" svg:y="1.75cm" svg:viewBox="0 0 293 355" svg:d="M43 315c-5 19-6 22-30 22-8 0-13 0-13 11 0 5 2 7 6 7 16 0 32-2 48-2 18 0 37 2 55 2 3 0 11 0 11-12 0-6-6-6-14-6-28 0-28-3-28-8 0-6 23-99 28-112 8 16 22 35 51 35 65 0 136-81 136-163 0-52-32-89-76-89-27 0-54 19-73 42-5-31-29-42-50-42-27 0-36 21-41 30-11 20-18 53-18 55 0 6 5 6 7 6 4 0 6 0 9-13 10-40 21-67 42-67 8 0 16 5 16 26 0 13-2 19-3 28-21 84-42 167-63 250zM141 72c4-15 19-30 30-38 19-18 35-23 45-23 22 0 37 19 37 53 0 33-20 97-29 118-19 40-47 58-67 58-37 0-45-47-45-50s0-2 2-8c9-37 18-73 27-110z">
                <text:p/>
              </draw:path>
              <draw:path draw:style-name="gr5" draw:text-style-name="P2" draw:layer="layout" svg:width="0.156cm" svg:height="0.175cm" svg:x="17.396cm" svg:y="1.908cm" svg:viewBox="0 0 157 176" svg:d="M142 26c-11 1-17 9-17 17 0 10 8 13 13 13 4 0 19-2 19-22 0-26-29-34-53-34-61 0-72 45-72 56 0 16 8 24 14 29 10 8 18 9 45 14 8 2 34 6 34 26 0 8-5 22-23 31-14 8-33 8-38 8-16 0-38-3-48-15 13-2 22-12 22-23 0-9-8-14-16-14-11 0-22 9-22 25 0 24 26 39 64 39 72 0 85-50 85-64 0-37-40-43-55-47-3 0-12-1-16-3-14-3-20-11-20-19 0-9 6-19 16-25 9-7 24-7 30-7 8 0 29 0 38 15z">
                <text:p/>
              </draw:path>
              <draw:path draw:style-name="gr5" draw:text-style-name="P2" draw:layer="layout" svg:width="0.129cm" svg:height="0.558cm" svg:x="17.665cm" svg:y="1.577cm" svg:viewBox="0 0 130 559" svg:d="M130 553c0-2 0-2-10-12-70-72-88-177-88-262 0-97 21-194 90-265 8-6 8-8 8-9 0-3-2-5-5-5-7 0-58 37-90 109-29 60-35 123-35 170 0 44 5 111 37 175 33 68 81 105 88 105 3 0 5-2 5-6z">
                <text:p/>
              </draw:path>
              <draw:path draw:style-name="gr5" draw:text-style-name="P2" draw:layer="layout" svg:width="0.248cm" svg:height="0.111cm" svg:x="17.911cm" svg:y="1.596cm" svg:viewBox="0 0 249 112" svg:d="M200 67c-8 6-27 22-27 34 0 4 6 11 11 11 6 0 8-5 11-8 6-8 19-24 45-37 3-2 9-5 9-11s-4-8-8-11c-12-8-19-19-24-32 0-5-4-13-11-13s-11 8-11 13c0 1 5 21 14 32-63 0-126 0-190 0-9 0-19 0-19 11s10 11 19 11c60 0 121 0 181 0z">
                <text:p/>
              </draw:path>
              <draw:path draw:style-name="gr5" draw:text-style-name="P2" draw:layer="layout" svg:width="0.228cm" svg:height="0.251cm" svg:x="17.844cm" svg:y="1.75cm" svg:viewBox="0 0 229 252" svg:d="M32 214c-2 8-5 21-5 24 0 10 8 14 16 14s18-4 21-16c2-1 21-78 22-87 5-20 16-58 20-74 1-6 17-33 30-45 5-4 21-19 45-19 16 0 16 4 24 7-16 3-29 17-29 32 0 7 5 19 21 19 15 0 32-13 32-34 0-19-20-35-48-35-36 0-61 27-72 42-3-24-24-42-51-42-26 0-36 21-42 30-10 20-16 53-16 55 0 6 5 6 6 6 5 0 7 0 10-13 10-40 21-67 40-67 10 0 18 5 18 26 0 13-2 19-8 48-12 43-23 86-34 129z">
                <text:p/>
              </draw:path>
              <draw:path draw:style-name="gr5" draw:text-style-name="P2" draw:layer="layout" svg:width="0.098cm" svg:height="0.202cm" svg:x="18.114cm" svg:y="1.574cm" svg:viewBox="0 0 99 203" svg:d="M96 35c3-8 3-11 3-13 0-12-11-22-22-22-16 0-21 13-23 19-17 57-34 113-51 169-1 0-2 5-3 7 0 5 13 8 16 8s3 0 6-7c25-53 49-107 74-161z">
                <text:p/>
              </draw:path>
              <draw:path draw:style-name="gr5" draw:text-style-name="P2" draw:layer="layout" svg:width="0.13cm" svg:height="0.558cm" svg:x="18.285cm" svg:y="1.577cm" svg:viewBox="0 0 131 559" svg:d="M131 279c0-44-6-111-37-175-33-69-83-104-88-104-3 0-6 2-6 5 0 1 0 3 11 13 55 55 87 145 87 261 0 96-21 194-90 264-8 8-8 8-8 10 0 3 3 6 6 6 5 0 56-38 90-109 29-62 35-124 35-171z">
                <text:p/>
              </draw:path>
            </draw:g>
          </draw:g>
          <draw:line draw:style-name="gr7" draw:text-style-name="P1" draw:layer="layout" svg:x1="15.65cm" svg:y1="2.15cm" svg:x2="14.95cm" svg:y2="4.05cm">
            <text:p/>
          </draw:line>
          <draw:g draw:style-name="gr3">
            <svg:title>TexMaths</svg:title>
            <svg:desc>16§latex§$\vec{r}' = \vec{r}+\mathrm{d}\vec{r}$§svg§600§TRUE§</svg:desc>
            <draw:g draw:style-name="gr4">
              <draw:path draw:style-name="gr5" draw:text-style-name="P2" draw:layer="layout" svg:width="0.247cm" svg:height="0.111cm" svg:x="15.671cm" svg:y="0.898cm" svg:viewBox="0 0 248 112" svg:d="M198 67c-6 8-25 22-25 34 0 4 4 11 11 11 5 0 8-5 11-8 6-8 19-24 43-37 5-2 10-5 10-11 0-5-3-8-8-11-11-8-18-19-23-32-1-5-3-13-11-13s-11 8-11 13c0 1 5 21 13 32-63 0-126 0-189 0-9 0-19 0-19 11s10 11 19 11c60 0 120 0 179 0z">
                <text:p/>
              </draw:path>
              <draw:path draw:style-name="gr5" draw:text-style-name="P2" draw:layer="layout" svg:width="0.228cm" svg:height="0.253cm" svg:x="15.602cm" svg:y="1.051cm" svg:viewBox="0 0 229 254" svg:d="M34 214c-2 8-5 21-5 24 0 9 8 16 16 16 6 0 16-5 21-16 1-3 20-78 22-90 5-17 14-57 18-71 3-8 17-34 32-47 4-3 20-19 44-19 15 0 23 8 24 8-17 2-30 16-30 30 0 10 7 20 22 20s31-13 31-34c0-19-18-35-47-35-36 0-60 27-72 43-4-25-24-43-51-43-25 0-37 21-41 32-10 19-18 53-18 54 0 5 4 3 6 5 7 0 7 0 10-13 10-40 21-67 42-67 9 0 17 5 17 27 0 11-1 18-9 47-11 43-22 86-32 129z">
                <text:p/>
              </draw:path>
              <draw:path draw:style-name="gr5" draw:text-style-name="P2" draw:layer="layout" svg:width="0.098cm" svg:height="0.202cm" svg:x="15.874cm" svg:y="0.876cm" svg:viewBox="0 0 99 203" svg:d="M96 35c2-8 3-11 3-13 0-12-11-22-24-22-14 0-19 13-21 19-17 57-35 113-52 169 0 2-1 5-2 7 0 4 13 8 16 8 2 0 3 0 5-7 25-53 50-107 75-161z">
                <text:p/>
              </draw:path>
              <draw:path draw:style-name="gr5" draw:text-style-name="P2" draw:layer="layout" svg:width="0.372cm" svg:height="0.13cm" svg:x="16.2cm" svg:y="1.093cm" svg:viewBox="0 0 373 131" svg:d="M355 22c8 0 18 0 18-11s-10-11-18-11c-112 0-224 0-336 0-8 0-19 0-19 11s11 11 19 11c112 0 224 0 336 0zM355 131c8 0 18 0 18-11s-10-11-18-11c-112 0-224 0-336 0-8 0-19 0-19 11s11 11 19 11c112 0 224 0 336 0z">
                <text:p/>
              </draw:path>
              <draw:path draw:style-name="gr5" draw:text-style-name="P2" draw:layer="layout" svg:width="0.247cm" svg:height="0.111cm" svg:x="16.846cm" svg:y="0.898cm" svg:viewBox="0 0 248 112" svg:d="M198 67c-8 8-25 22-25 34 0 4 4 11 11 11 5 0 8-5 11-8 6-8 19-24 43-37 5-2 10-5 10-11 0-5-3-8-8-11-11-8-18-19-23-32-1-5-3-13-11-13s-11 8-11 13c0 1 5 21 13 32-63 0-126 0-189 0-9 0-19 0-19 11s10 11 19 11c60 0 120 0 179 0z">
                <text:p/>
              </draw:path>
              <draw:path draw:style-name="gr5" draw:text-style-name="P2" draw:layer="layout" svg:width="0.228cm" svg:height="0.253cm" svg:x="16.777cm" svg:y="1.051cm" svg:viewBox="0 0 229 254" svg:d="M34 214c-2 8-5 21-5 24 0 9 8 16 16 16 6 0 16-5 21-16 1-3 20-78 22-90 5-17 14-57 18-71 3-8 17-34 32-47 4-3 20-19 44-19 15 0 23 8 24 8-17 2-30 16-30 30 0 10 7 20 22 20s31-13 31-34c0-19-18-35-47-35-36 0-60 27-72 43-4-25-24-43-51-43-25 0-37 21-41 32-10 19-18 53-18 54 0 5 4 3 6 5 7 0 7 0 10-13 10-40 21-67 42-67 9 0 17 5 17 27 0 11-1 18-9 47-11 43-22 86-32 129z">
                <text:p/>
              </draw:path>
              <draw:path draw:style-name="gr5" draw:text-style-name="P2" draw:layer="layout" svg:width="0.372cm" svg:height="0.372cm" svg:x="17.187cm" svg:y="0.972cm" svg:viewBox="0 0 373 373" svg:d="M198 198c53 0 105 0 157 0 8 0 18 0 18-11s-10-11-18-11c-52 0-104 0-157 0 0-53 0-105 0-157 0-8 0-19-11-19s-11 11-11 19c0 52 0 104 0 157-53 0-106 0-158 0-7 0-18 0-18 11s11 11 18 11c52 0 105 0 158 0 0 52 0 104 0 156 0 8 0 19 11 19s11-11 11-19c0-52 0-104 0-156z">
                <text:p/>
              </draw:path>
              <draw:path draw:style-name="gr5" draw:text-style-name="P2" draw:layer="layout" svg:width="0.276cm" svg:height="0.395cm" svg:x="17.735cm" svg:y="0.909cm" svg:viewBox="0 0 277 396" svg:d="M195 357c0 13 0 26 0 39 27-2 54-5 82-7 0-6 0-11 0-17-39 0-44-5-44-32 0-113 0-227 0-340-26 2-53 4-79 6 0 6 0 12 0 18 38 0 43 3 43 32 0 40 0 80 0 120-16-20-40-34-71-34-67 0-126 54-126 126s56 128 120 128c35 0 61-19 75-39zM195 207c0 39 0 77 0 115 0 12 0 12-6 21-18 27-42 40-66 40-25 0-46-14-59-37-14-22-18-54-18-76 0-21 2-55 18-80 13-18 34-37 64-37 19 0 43 10 61 34 6 9 6 11 6 20z">
                <text:p/>
              </draw:path>
              <draw:path draw:style-name="gr5" draw:text-style-name="P2" draw:layer="layout" svg:width="0.248cm" svg:height="0.111cm" svg:x="18.113cm" svg:y="0.898cm" svg:viewBox="0 0 249 112" svg:d="M200 67c-8 8-27 22-27 34 0 4 6 11 11 11 6 0 8-5 11-8 6-8 19-24 45-37 3-2 9-5 9-11 0-5-4-8-8-11-12-8-19-19-24-32 0-5-4-13-11-13s-11 8-11 13c0 1 5 21 14 32-62 0-125 0-188 0-10 0-21 0-21 11s11 11 21 11c59 0 119 0 179 0z">
                <text:p/>
              </draw:path>
              <draw:path draw:style-name="gr5" draw:text-style-name="P2" draw:layer="layout" svg:width="0.228cm" svg:height="0.253cm" svg:x="18.045cm" svg:y="1.051cm" svg:viewBox="0 0 229 254" svg:d="M32 214c-2 8-5 21-5 24 0 9 8 16 16 16s18-5 21-16c2-3 21-78 22-90 5-17 16-57 20-71 1-8 17-34 30-47 5-3 21-19 45-19 16 0 16 5 24 8-16 2-29 16-29 30 0 10 5 20 21 20 15 0 32-13 32-34 0-19-20-35-48-35-35 0-61 27-71 43-4-25-25-43-51-43-27 0-37 21-41 32-12 19-18 53-18 54 0 5 5 5 6 5 5 0 7 0 10-13 10-40 21-67 40-67 10 0 18 5 18 27 0 11-2 18-8 47-12 43-23 86-34 129z">
                <text:p/>
              </draw:path>
            </draw:g>
          </draw:g>
        </draw:g>
        <draw:g draw:style-name="gr3">
          <draw:line draw:style-name="gr6" draw:text-style-name="P1" draw:layer="layout" svg:x1="6.749cm" svg:y1="5cm" svg:x2="7.47cm" svg:y2="5cm">
            <text:p/>
          </draw:line>
          <draw:line draw:style-name="gr6" draw:text-style-name="P1" draw:layer="layout" svg:x1="6.749cm" svg:y1="4.7cm" svg:x2="7.47cm" svg:y2="4.7cm">
            <text:p/>
          </draw:line>
          <draw:line draw:style-name="gr6" draw:text-style-name="P1" draw:layer="layout" svg:x1="6.749cm" svg:y1="4.4cm" svg:x2="7.47cm" svg:y2="4.4cm">
            <text:p/>
          </draw:line>
          <draw:line draw:style-name="gr6" draw:text-style-name="P1" draw:layer="layout" svg:x1="6.749cm" svg:y1="4.1cm" svg:x2="7.47cm" svg:y2="4.1cm">
            <text:p/>
          </draw:line>
          <draw:g draw:style-name="gr3">
            <svg:title>TexMaths</svg:title>
            <svg:desc>16§latex§$\vec{r},\,\vec{v}(\vec{r}),\,p_{s}(\vec{r})$§svg§600§TRUE§</svg:desc>
            <draw:g draw:style-name="gr4">
              <draw:path draw:style-name="gr5" draw:text-style-name="P2" draw:layer="layout" svg:width="0.247cm" svg:height="0.109cm" svg:x="5.82cm" svg:y="0.295cm" svg:viewBox="0 0 248 110" svg:d="M198 65c-8 8-25 24-25 34 0 5 4 11 11 11 5 0 8-5 9-8 8-8 21-24 45-35 5-3 10-6 10-13 0-5-3-8-8-11-11-8-18-17-23-32-1-5-3-11-11-11s-11 6-11 11c0 3 5 21 13 32-63 0-126 0-189 0-9 0-19 0-19 11s10 11 19 11c60 0 120 0 179 0z">
                <text:p/>
              </draw:path>
              <draw:path draw:style-name="gr5" draw:text-style-name="P2" draw:layer="layout" svg:width="0.228cm" svg:height="0.251cm" svg:x="5.751cm" svg:y="0.446cm" svg:viewBox="0 0 229 252" svg:d="M34 214c-2 8-5 20-5 24 0 9 6 14 16 14 6 0 16-3 21-14 0-4 19-79 22-90 5-17 14-57 18-71 1-8 17-34 32-47 4-3 20-19 44-19 15 0 23 8 24 8-17 2-30 16-30 30 0 10 7 20 22 20s31-13 31-32c0-21-18-37-47-37-36 0-60 27-72 43-4-25-25-43-51-43-25 0-37 21-41 32-10 19-18 52-18 54 0 5 4 3 6 5 7 0 7 0 10-13 10-40 21-67 42-67 9 0 17 5 17 27 0 11-1 18-9 46-11 44-22 87-32 130z">
                <text:p/>
              </draw:path>
              <draw:path draw:style-name="gr5" draw:text-style-name="P2" draw:layer="layout" svg:width="0.065cm" svg:height="0.166cm" svg:x="6.052cm" svg:y="0.633cm" svg:viewBox="0 0 66 167" svg:d="M66 59c0-37-13-59-36-59-19 0-30 14-30 30 0 15 11 31 30 31 7 0 15-4 20-8 1-2 2-1 3-2 0 3 1 0 1 8 0 41-20 76-38 94-6 6-6 6-6 8 0 5 3 6 4 6 7 0 52-43 52-108z">
                <text:p/>
              </draw:path>
              <draw:path draw:style-name="gr5" draw:text-style-name="P2" draw:layer="layout" svg:width="0.248cm" svg:height="0.109cm" svg:x="6.427cm" svg:y="0.295cm" svg:viewBox="0 0 249 110" svg:d="M200 65c-8 8-27 24-27 34 0 5 6 11 11 11s8-5 11-8c6-8 19-24 45-35 3-3 9-6 9-13 0-5-4-8-8-11-12-8-19-17-24-32 0-5-3-11-11-11s-11 6-11 11c0 3 5 21 14 32-63 0-126 0-190 0-9 0-19 0-19 11s10 11 19 11c60 0 121 0 181 0z">
                <text:p/>
              </draw:path>
              <draw:path draw:style-name="gr5" draw:text-style-name="P2" draw:layer="layout" svg:width="0.245cm" svg:height="0.251cm" svg:x="6.363cm" svg:y="0.446cm" svg:viewBox="0 0 246 252" svg:d="M246 38c0-30-14-38-24-38-14 0-29 14-29 27 0 6 4 10 10 16 11 11 19 26 19 46 0 23-33 152-100 152-28 0-42-21-42-50 0-30 16-71 34-118 3-9 6-17 6-28 0-24-18-45-46-45-53 0-74 81-74 86s5 5 6 5c7 0 7-2 10-10 16-55 40-70 56-70 5 0 14 0 14 19 0 13-6 29-9 39-24 65-32 90-32 114 0 61 49 69 75 69 94 0 126-185 126-214z">
                <text:p/>
              </draw:path>
              <draw:path draw:style-name="gr5" draw:text-style-name="P2" draw:layer="layout" svg:width="0.13cm" svg:height="0.557cm" svg:x="6.694cm" svg:y="0.274cm" svg:viewBox="0 0 131 558" svg:d="M131 552c0-2 0-2-9-12-71-70-88-175-88-261 0-97 20-195 89-265 8-6 8-6 8-9s-3-5-6-5c-5 0-56 38-88 108-29 63-37 125-37 171 0 43 6 112 38 174 34 68 82 105 87 105 3 0 6-2 6-6z">
                <text:p/>
              </draw:path>
              <draw:path draw:style-name="gr5" draw:text-style-name="P2" draw:layer="layout" svg:width="0.248cm" svg:height="0.109cm" svg:x="6.942cm" svg:y="0.295cm" svg:viewBox="0 0 249 110" svg:d="M200 65c-8 8-27 24-27 34 0 5 6 11 11 11s8-5 11-8c6-8 19-24 45-35 3-3 9-6 9-13 0-5-4-8-8-11-12-8-19-17-24-32 0-5-3-11-11-11s-11 6-11 11c0 3 5 21 14 32-63 0-126 0-190 0-9 0-19 0-19 11s10 11 19 11c60 0 121 0 181 0z">
                <text:p/>
              </draw:path>
              <draw:path draw:style-name="gr5" draw:text-style-name="P2" draw:layer="layout" svg:width="0.228cm" svg:height="0.251cm" svg:x="6.873cm" svg:y="0.446cm" svg:viewBox="0 0 229 252" svg:d="M34 214c-2 8-5 20-5 24 0 9 8 14 16 14 6 0 17-3 21-14 1-4 20-79 22-90 5-17 14-57 18-71 3-8 19-34 32-47 4-3 20-19 44-19 15 0 16 5 24 8-17 2-29 16-29 30 0 10 6 20 21 20s31-13 31-32c0-21-18-37-47-37-36 0-60 27-72 43-4-25-24-43-51-43-25 0-37 21-41 32-10 19-18 52-18 54 0 5 6 5 8 5 5 0 5 0 10-13 9-40 20-67 40-67 9 0 17 5 17 27 0 11-1 18-8 46-11 44-22 87-33 130z">
                <text:p/>
              </draw:path>
              <draw:path draw:style-name="gr5" draw:text-style-name="P2" draw:layer="layout" svg:width="0.13cm" svg:height="0.557cm" svg:x="7.158cm" svg:y="0.274cm" svg:viewBox="0 0 131 558" svg:d="M131 279c0-43-6-112-37-174-33-68-81-105-88-105-3 0-6 2-6 5s0 3 11 14c56 54 88 144 88 260 0 96-21 193-91 265-8 6-8 6-8 8 0 4 3 6 6 6 7 0 56-38 90-108 29-63 35-125 35-171z">
                <text:p/>
              </draw:path>
              <draw:path draw:style-name="gr5" draw:text-style-name="P2" draw:layer="layout" svg:width="0.065cm" svg:height="0.166cm" svg:x="7.393cm" svg:y="0.633cm" svg:viewBox="0 0 66 167" svg:d="M66 59c0-37-13-59-36-59-19 0-30 14-30 30 0 15 11 31 30 31 7 0 15-4 20-8 1-2 2-1 3-2 0 3 1 0 1 8 0 41-20 76-38 94-6 6-6 6-6 8 0 5 3 6 4 6 7 0 52-43 52-108z">
                <text:p/>
              </draw:path>
              <draw:path draw:style-name="gr5" draw:text-style-name="P2" draw:layer="layout" svg:width="0.293cm" svg:height="0.353cm" svg:x="7.67cm" svg:y="0.446cm" svg:viewBox="0 0 294 354" svg:d="M45 314c-5 19-7 24-31 24-8 0-14 0-14 10 0 4 3 6 8 6 16 0 32-2 48-2 18 0 37 2 54 2 4 0 12 0 12-11 0-5-7-5-15-5-27 0-27-5-27-10 0-6 22-97 27-111 7 16 23 35 51 35 66 0 136-81 136-163 0-52-32-89-75-89-27 0-54 19-73 41-5-30-29-41-50-41-27 0-37 21-42 32-11 19-17 52-17 54 0 5 5 5 6 5 5 0 7 0 10-13 9-40 21-67 40-67 9 0 17 5 17 27 0 13-1 18-3 27-21 83-41 166-62 249zM142 72c5-15 19-31 31-39 19-17 35-22 44-22 23 0 37 20 37 53 0 32-19 97-29 119-19 39-46 58-67 58-36 0-44-46-44-50 0-1 0-3 1-9 9-37 18-74 27-110z">
                <text:p/>
              </draw:path>
              <draw:path draw:style-name="gr5" draw:text-style-name="P2" draw:layer="layout" svg:width="0.156cm" svg:height="0.174cm" svg:x="7.999cm" svg:y="0.604cm" svg:viewBox="0 0 157 175" svg:d="M141 26c-10 1-16 9-16 17 0 10 8 13 13 13 4 0 19-2 19-23 0-25-29-33-53-33-61 0-72 45-72 57 0 15 8 24 14 29 10 8 18 8 44 13 9 1 33 6 33 27 0 6-3 21-21 30-14 10-33 10-38 10-16 0-38-5-48-18 13-1 22-11 22-22 0-10-8-14-16-14-11 0-22 9-22 27 0 22 26 36 64 36 72 0 85-47 85-63 0-37-40-43-55-47-3 0-12-1-16-3-14-1-20-9-20-19 0-8 6-19 16-25 9-7 24-7 30-7 8 0 29 2 37 15z">
                <text:p/>
              </draw:path>
              <draw:path draw:style-name="gr5" draw:text-style-name="P2" draw:layer="layout" svg:width="0.13cm" svg:height="0.557cm" svg:x="8.266cm" svg:y="0.274cm" svg:viewBox="0 0 131 558" svg:d="M131 552c0-2 0-2-9-12-71-70-88-175-88-261 0-97 20-195 89-265 8-6 8-6 8-9s-3-5-6-5c-5 0-56 38-88 108-29 63-37 125-37 171 0 43 6 112 38 174 34 68 82 105 87 105 3 0 6-2 6-6z">
                <text:p/>
              </draw:path>
              <draw:path draw:style-name="gr5" draw:text-style-name="P2" draw:layer="layout" svg:width="0.248cm" svg:height="0.109cm" svg:x="8.514cm" svg:y="0.295cm" svg:viewBox="0 0 249 110" svg:d="M200 65c-8 8-27 24-27 34 0 5 6 11 11 11s8-5 11-8c6-8 19-24 45-35 3-3 9-6 9-13 0-5-4-8-8-11-12-8-19-17-24-32 0-5-3-11-11-11s-11 6-11 11c0 3 5 21 14 32-63 0-126 0-190 0-9 0-19 0-19 11s10 11 19 11c60 0 121 0 181 0z">
                <text:p/>
              </draw:path>
              <draw:path draw:style-name="gr5" draw:text-style-name="P2" draw:layer="layout" svg:width="0.228cm" svg:height="0.251cm" svg:x="8.445cm" svg:y="0.446cm" svg:viewBox="0 0 229 252" svg:d="M34 214c-2 8-5 20-5 24 0 9 8 14 16 14 6 0 17-3 21-14 1-4 20-79 22-90 5-17 14-57 18-71 3-8 19-34 32-47 4-3 20-19 44-19 15 0 16 5 24 8-17 2-29 16-29 30 0 10 6 20 21 20s31-13 31-32c0-21-18-37-47-37-36 0-60 27-72 43-4-25-24-43-51-43-25 0-37 21-41 32-10 19-18 52-18 54 0 5 6 5 8 5 5 0 6 0 10-13 9-40 20-67 40-67 9 0 17 5 17 27 0 11-1 18-8 46-11 44-22 87-33 130z">
                <text:p/>
              </draw:path>
              <draw:path draw:style-name="gr5" draw:text-style-name="P2" draw:layer="layout" svg:width="0.129cm" svg:height="0.557cm" svg:x="8.731cm" svg:y="0.274cm" svg:viewBox="0 0 130 558" svg:d="M130 279c0-43-7-112-37-174-34-68-82-105-88-105-3 0-5 2-5 5s0 3 10 14c56 54 88 144 88 260 0 96-21 193-92 265-6 6-6 6-6 8 0 4 2 6 5 6 6 0 56-38 89-108 29-63 36-125 36-171z">
                <text:p/>
              </draw:path>
            </draw:g>
          </draw:g>
          <draw:g draw:style-name="gr3">
            <svg:title>TexMaths</svg:title>
            <svg:desc>16§latex§$\vdots$§svg§600§TRUE§</svg:desc>
            <draw:g draw:style-name="gr4">
              <draw:path draw:style-name="gr5" draw:text-style-name="P2" draw:layer="layout" svg:width="0.055cm" svg:height="0.058cm" svg:x="6.949cm" svg:y="5.273cm" svg:viewBox="0 0 56 59" svg:d="M56 30c0-17-12-30-28-30s-28 14-28 30c0 17 12 29 28 29s28-13 28-29z">
                <text:p/>
              </draw:path>
              <draw:path draw:style-name="gr5" draw:text-style-name="P2" draw:layer="layout" svg:width="0.055cm" svg:height="0.058cm" svg:x="6.949cm" svg:y="5.496cm" svg:viewBox="0 0 56 59" svg:d="M56 30c0-17-12-30-28-30s-28 14-28 30c0 17 12 29 28 29s28-13 28-29z">
                <text:p/>
              </draw:path>
              <draw:path draw:style-name="gr5" draw:text-style-name="P2" draw:layer="layout" svg:width="0.055cm" svg:height="0.058cm" svg:x="6.949cm" svg:y="5.72cm" svg:viewBox="0 0 56 59" svg:d="M56 29c0-16-12-29-28-29s-28 12-28 29c0 16 12 30 28 30s28-13 28-30z">
                <text:p/>
              </draw:path>
            </draw:g>
          </draw:g>
          <draw:line draw:style-name="gr7" draw:text-style-name="P1" draw:layer="layout" svg:x1="5.849cm" svg:y1="0.85cm" svg:x2="6.699cm" svg:y2="4.1cm">
            <text:p/>
          </draw:line>
        </draw:g>
        <draw:line draw:style-name="gr8" draw:text-style-name="P1" draw:layer="layout" svg:x1="1.4cm" svg:y1="4.44cm" svg:x2="5.5cm" svg:y2="4.44cm">
          <text:p/>
        </draw:line>
        <draw:frame draw:style-name="gr9" draw:text-style-name="P3" draw:layer="layout" svg:width="4.25cm" svg:height="0.962cm" svg:x="1.15cm" svg:y="3.74cm">
          <draw:text-box>
            <text:p><text:span text:style-name="T1">Strömungsrichtu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7T14:48:12.999730413</dc:date>
    <meta:editing-duration>P2DT15H26M23S</meta:editing-duration>
    <meta:editing-cycles>98</meta:editing-cycles>
    <meta:generator>LibreOffice/24.2.5.2$Linux_X86_64 LibreOffice_project/420$Build-2</meta:generator>
    <meta:print-date>2024-09-27T08:04:11.633011113</meta:print-date>
    <meta:printed-by>PDF-Dateien</meta:printed-by>
    <meta:document-statistic meta:object-count="104"/>
  </office:meta>
</office:document-meta>
</file>